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ae89" officeooo:paragraph-rsid="0009ae89"/>
    </style:style>
    <style:style style:name="P2" style:family="paragraph" style:parent-style-name="Standard">
      <style:paragraph-properties fo:text-align="start" style:justify-single-word="false"/>
      <style:text-properties officeooo:rsid="0009ae89" officeooo:paragraph-rsid="0009ae89"/>
    </style:style>
    <style:style style:name="P3" style:family="paragraph" style:parent-style-name="Standard">
      <style:paragraph-properties fo:text-align="start" style:justify-single-word="false">
        <style:tab-stops>
          <style:tab-stop style:position="4.5626in"/>
        </style:tab-stops>
      </style:paragraph-properties>
      <style:text-properties officeooo:rsid="0009ae89" officeooo:paragraph-rsid="0009ae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ectronica aplicada</text:p>
      <text:p text:style-name="P2">- Teoria y trabajos practicos</text:p>
      <text:p text:style-name="P3">- Simulacion → TINA, proteus, micro cap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8T20:41:21.995750981</meta:creation-date>
    <dc:date>2022-03-08T20:42:23.896160011</dc:date>
    <meta:editing-duration>PT1M6S</meta:editing-duration>
    <meta:editing-cycles>1</meta:editing-cycles>
    <meta:document-statistic meta:table-count="0" meta:image-count="0" meta:object-count="0" meta:page-count="1" meta:paragraph-count="3" meta:word-count="14" meta:character-count="88" meta:non-whitespace-character-count="77"/>
    <meta:generator>LibreOffice/7.3.0.3$Linux_X86_64 LibreOffice_project/30$Build-3</meta:generator>
  </office:meta>
</office:document-meta>
</file>